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1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9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3cm"/>
    </style:style>
    <style:style style:name="pr1" style:family="presentation" style:parent-style-name="iarl-title">
      <style:graphic-properties draw:auto-grow-height="true" fo:min-height="3.505cm"/>
    </style:style>
    <style:style style:name="pr2" style:family="presentation" style:parent-style-name="iarl-outline1">
      <style:graphic-properties fo:min-height="13.859cm"/>
    </style:style>
    <style:style style:name="pr3" style:family="presentation" style:parent-style-name="iarl-notes">
      <style:graphic-properties draw:fill-color="#ffffff" fo:min-height="9.998cm"/>
    </style:style>
    <style:style style:name="pr4" style:family="presentation" style:parent-style-name="iarl-title">
      <style:graphic-properties fo:min-height="3.505cm"/>
    </style:style>
    <style:style style:name="pr5" style:family="presentation" style:parent-style-name="iarl-outline1">
      <style:graphic-properties fo:min-height="13.225cm"/>
    </style:style>
    <style:style style:name="pr6" style:family="presentation" style:parent-style-name="iarl-title">
      <style:graphic-properties fo:min-height="3.506cm"/>
    </style:style>
    <style:style style:name="pr7" style:family="presentation" style:parent-style-name="iarl-outline1">
      <style:graphic-properties fo:min-height="13.86cm"/>
    </style:style>
    <style:style style:name="pr8" style:family="presentation" style:parent-style-name="iarl-notes">
      <style:graphic-properties draw:fill-color="#ffffff" fo:min-height="9.999cm"/>
    </style:style>
    <style:style style:name="pr9" style:family="presentation" style:parent-style-name="iarl-title">
      <style:graphic-properties fo:min-height="3.507cm"/>
    </style:style>
    <style:style style:name="pr10" style:family="presentation" style:parent-style-name="iarl-outline1">
      <style:graphic-properties fo:min-height="13.226cm"/>
    </style:style>
    <style:style style:name="pr11" style:family="presentation" style:parent-style-name="iarl-outline1">
      <style:graphic-properties fo:min-height="13.857cm"/>
    </style:style>
    <style:style style:name="pr12" style:family="presentation" style:parent-style-name="iarl-outline1">
      <style:graphic-properties fo:min-height="13.23cm"/>
    </style:style>
    <style:style style:name="pr13" style:family="presentation" style:parent-style-name="iarl-title">
      <style:graphic-properties fo:min-height="3.255cm"/>
    </style:style>
    <style:style style:name="pr14" style:family="presentation" style:parent-style-name="iarl-outline1">
      <style:graphic-properties fo:min-height="12.975cm"/>
    </style:style>
    <style:style style:name="pr15" style:family="presentation" style:parent-style-name="iarl-notes">
      <style:graphic-properties draw:fill-color="#ffffff" fo:min-height="9.763cm"/>
    </style:style>
    <style:style style:name="pr16" style:family="presentation" style:parent-style-name="iarl-outline1">
      <style:graphic-properties fo:min-height="14.027cm"/>
    </style:style>
    <style:style style:name="pr17" style:family="presentation" style:parent-style-name="iarl-outline1">
      <style:graphic-properties fo:min-height="4.95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text-properties fo:font-size="18.7999992370605pt"/>
    </style:style>
    <style:style style:name="P6" style:family="paragraph">
      <style:text-properties fo:font-size="24pt"/>
    </style:style>
    <style:style style:name="P7" style:family="paragraph">
      <style:text-properties style:font-name="Nimbus Mono L1" fo:font-size="24pt"/>
    </style:style>
    <style:style style:name="P8" style:family="paragraph">
      <style:text-properties style:font-name="Nimbus Mono L1" fo:font-size="24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Nimbus Mono L1"/>
    </style:style>
    <style:style style:name="T7" style:family="text">
      <style:text-properties style:font-name="Nimbus Mono L1"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Nimbus Mono 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font-name="Nimbus Mono L1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iarl" presentation:presentation-page-layout-name="AL1T3">
        <office:forms form:automatic-focus="false" form:apply-design-mode="false"/>
        <draw:frame presentation:style-name="pr1" draw:text-style-name="P1" draw:layer="layout" svg:width="16.369cm" svg:height="3.505cm" svg:x="5.293cm" svg:y="1.742cm" presentation:class="title">
          <draw:text-box>
            <text:p><text:span text:style-name="T1">Discretionary vs Mandatory</text:span><text:span text:style-name="T1"><text:line-break/></text:span><text:span text:style-name="T1"> Access Control</text:span></text:p>
          </draw:text-box>
        </draw:frame>
        <draw:frame presentation:style-name="pr2" draw:text-style-name="P3" draw:layer="layout" svg:width="11.671cm" svg:height="13.859cm" svg:x="2.057cm" svg:y="5.836cm" presentation:class="outline" presentation:user-transformed="true">
          <draw:text-box>
            <text:list text:style-name="L2">
              <text:list-item>
                <text:p><text:span text:style-name="T2">Traditional form of access control in operating systems.</text:span></text:p>
              </text:list-item>
              <text:list-item>
                <text:p text:style-name="P2"><text:span text:style-name="T2">Decisions based on user identity/ownership.</text:span></text:p>
              </text:list-item>
              <text:list-item>
                <text:p text:style-name="P2"><text:span text:style-name="T2">Users and their programs are free to change access rules (e.g. file modes, ACLs).</text:span></text:p>
              </text:list-item>
              <text:list-item>
                <text:p text:style-name="P2"><text:span text:style-name="T2">No protection against malicious and flawed software.</text:span></text:p>
              </text:list-item>
              <text:list-item>
                <text:p text:style-name="P2"><text:span text:style-name="T2">Coarse-grained privilege, prone to escalation.</text:span></text:p>
              </text:list-item>
            </text:list>
          </draw:text-box>
        </draw:frame>
        <draw:frame presentation:style-name="pr2" draw:text-style-name="P4" draw:layer="layout" svg:width="11.671cm" svg:height="13.859cm" svg:x="14.312cm" svg:y="5.836cm" presentation:class="outline" presentation:user-transformed="true">
          <draw:text-box>
            <text:list text:style-name="L2">
              <text:list-item>
                <text:p text:style-name="P2"><text:span text:style-name="T2">Historically limited to separate “trusted” operating systems.</text:span></text:p>
              </text:list-item>
              <text:list-item>
                <text:p text:style-name="P2"><text:span text:style-name="T2">Decisions based on security labels.</text:span></text:p>
              </text:list-item>
              <text:list-item>
                <text:p text:style-name="P2"><text:span text:style-name="T2">Access rules defined by admin/organization.</text:span></text:p>
              </text:list-item>
              <text:list-item>
                <text:p text:style-name="P2"><text:span text:style-name="T2">Control over all processes and objects.</text:span></text:p>
              </text:list-item>
              <text:list-item>
                <text:p text:style-name="P2"><text:span text:style-name="T2">Can confine malicious and flawed software.</text:span></text:p>
              </text:list-item>
              <text:list-item>
                <text:p text:style-name="P2"><text:span text:style-name="T2">Can enforce system-wide security requirements.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" presentation:class="page"/>
          <draw:frame presentation:style-name="pr3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iarl" presentation:presentation-page-layout-name="AL2T1">
        <office:forms form:automatic-focus="false" form:apply-design-mode="false"/>
        <draw:frame presentation:style-name="pr4" draw:layer="layout" svg:width="16.369cm" svg:height="3.505cm" svg:x="5.293cm" svg:y="1.742cm" presentation:class="title">
          <draw:text-box>
            <text:p>LAB: Fix improper label</text:p>
          </draw:text-box>
        </draw:frame>
        <draw:frame presentation:style-name="pr5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Check security context of /var/www/index.html</text:p>
                <text:list>
                  <text:list-item>
                    <text:p>What is it?</text:p>
                  </text:list-item>
                </text:list>
              </text:list-item>
              <text:list-item>
                <text:p>Create ~/test.txt &amp; move to /var/www</text:p>
              </text:list-item>
              <text:list-item>
                <text:p>Try accessing http://localhost/test.txt</text:p>
              </text:list-item>
              <text:list-item>
                <text:p>Either restore just that one file or the entire public _html directory.</text:p>
                <text:list>
                  <text:list-item>
                    <text:p>chcon -t httpd_sys_content_t /var/www/test.txt</text:p>
                  </text:list-item>
                  <text:list-item>
                    <text:p>restorecon -vvr /var/www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2" presentation:class="page"/>
          <draw:frame presentation:style-name="pr3" draw:text-style-name="P5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3" draw:style-name="dp1" draw:master-page-name="iarl" presentation:presentation-page-layout-name="AL2T1">
        <office:forms form:automatic-focus="false" form:apply-design-mode="false"/>
        <draw:frame presentation:style-name="pr4" draw:layer="layout" svg:width="16.369cm" svg:height="3.505cm" svg:x="5.293cm" svg:y="1.742cm" presentation:class="title">
          <draw:text-box>
            <text:p>LAB: Non-Default Locations</text:p>
          </draw:text-box>
        </draw:frame>
        <draw:frame presentation:style-name="pr5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Edit /etc/httpd/conf/httpd.conf</text:p>
                <text:list>
                  <text:list-item>
                    <text:p>Change webroot to /opt/www</text:p>
                  </text:list-item>
                </text:list>
              </text:list-item>
              <text:list-item>
                <text:p>Copy old webroot to new webroot</text:p>
                <text:list>
                  <text:list-item>
                    <text:p>cp -R /var/www /opt/www</text:p>
                  </text:list-item>
                </text:list>
              </text:list-item>
              <text:list-item>
                <text:p>Open http://localhost</text:p>
              </text:list-item>
              <text:list-item>
                <text:p>Why didn't it work?</text:p>
                <text:list>
                  <text:list-item>
                    <text:p>semanage fcontext -a -e /var/www /opt/www</text:p>
                  </text:list-item>
                </text:list>
                <text:p/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3" presentation:class="page"/>
          <draw:frame presentation:style-name="pr3" draw:text-style-name="P5" draw:layer="layout" svg:width="15.45cm" svg:height="9.998cm" svg:x="3.386cm" svg:y="12.51cm" presentation:class="notes">
            <draw:text-box>
              <text:p><text:span text:style-name="T3">Edit /etc/httpd/conf/httpd.conf comment our UserDir disabled</text:span></text:p>
              <text:p><text:span text:style-name="T3"/></text:p>
              <text:p><text:span text:style-name="T3">Set permissions on home directory chmod 711 /home/demo</text:span></text:p>
              <text:p><text:span text:style-name="T3"/></text:p>
              <text:p><text:span text:style-name="T3">Set permission on public_html chmod 755 html</text:span></text:p>
            </draw:text-box>
          </draw:frame>
        </presentation:notes>
      </draw:page>
      <draw:page draw:name="page4" draw:style-name="dp1" draw:master-page-name="iarl" presentation:presentation-page-layout-name="AL2T1">
        <office:forms form:automatic-focus="false" form:apply-design-mode="false"/>
        <draw:frame presentation:style-name="pr4" draw:layer="layout" svg:width="17.786cm" svg:height="3.505cm" svg:x="5.106cm" svg:y="1.904cm" presentation:class="title" presentation:user-transformed="true">
          <draw:text-box>
            <text:p>LAB: Booleans</text:p>
          </draw:text-box>
        </draw:frame>
        <draw:frame presentation:style-name="pr5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Create a file test.txt under ~/public_html</text:p>
                <text:list>
                  <text:list-item>
                    <text:p>What is it's security context?</text:p>
                  </text:list-item>
                </text:list>
              </text:list-item>
              <text:list-item>
                <text:p>Try to go to http://localhost/~sedemo/test.txt</text:p>
                <text:list>
                  <text:list-item>
                    <text:p>Does it work?</text:p>
                  </text:list-item>
                </text:list>
              </text:list-item>
              <text:list-item>
                <text:p>Why didn't it work?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4" presentation:class="page"/>
          <draw:frame presentation:style-name="pr3" draw:text-style-name="P5" draw:layer="layout" svg:width="15.45cm" svg:height="9.998cm" svg:x="3.386cm" svg:y="12.51cm" presentation:class="notes">
            <draw:text-box>
              <text:p><text:span text:style-name="T3">Edit /etc/httpd/conf/httpd.conf comment our UserDir disabled</text:span></text:p>
              <text:p><text:span text:style-name="T3"/></text:p>
              <text:p><text:span text:style-name="T3">Set permissions on home directory chmod 711 /home/demo</text:span></text:p>
              <text:p><text:span text:style-name="T3"/></text:p>
              <text:p><text:span text:style-name="T3">Set permission on public_html chmod 755 html</text:span></text:p>
            </draw:text-box>
          </draw:frame>
        </presentation:notes>
      </draw:page>
      <draw:page draw:name="page5" draw:style-name="dp1" draw:master-page-name="iarl" presentation:presentation-page-layout-name="AL2T1">
        <office:forms form:automatic-focus="false" form:apply-design-mode="false"/>
        <draw:frame presentation:style-name="pr4" draw:layer="layout" svg:width="17.786cm" svg:height="3.505cm" svg:x="5.106cm" svg:y="1.904cm" presentation:class="title" presentation:user-transformed="true">
          <draw:text-box>
            <text:p>Fixing Booleans</text:p>
          </draw:text-box>
        </draw:frame>
        <draw:frame presentation:style-name="pr5" draw:layer="layout" svg:width="23.918cm" svg:height="13.225cm" svg:x="2.057cm" svg:y="5.836cm" presentation:class="outline" presentation:user-transformed="true">
          <draw:text-box>
            <text:list text:style-name="L2">
              <text:list-item>
                <text:p>List all policy booleans</text:p>
                <text:list>
                  <text:list-item>
                    <text:p>getsebool -a</text:p>
                  </text:list-item>
                </text:list>
              </text:list-item>
              <text:list-item>
                <text:p>Look for the right boolean</text:p>
                <text:list>
                  <text:list-item>
                    <text:p>httpd + home directories?</text:p>
                  </text:list-item>
                </text:list>
              </text:list-item>
              <text:list-item>
                <text:p>Set the boolean</text:p>
                <text:list>
                  <text:list-item>
                    <text:p>setsebool &lt;boolean&gt; true</text:p>
                  </text:list-item>
                </text:list>
              </text:list-item>
              <text:list-item>
                <text:p>Set the boolean permenantly</text:p>
                <text:list>
                  <text:list-item>
                    <text:p>setsebool -P &lt;boolean&gt; tru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5" presentation:class="page"/>
          <draw:frame presentation:style-name="pr3" draw:text-style-name="P5" draw:layer="layout" svg:width="15.45cm" svg:height="9.998cm" svg:x="3.386cm" svg:y="12.51cm" presentation:class="notes">
            <draw:text-box>
              <text:p><text:span text:style-name="T3">Edit /etc/httpd/conf/httpd.conf comment our UserDir disabled</text:span></text:p>
              <text:p><text:span text:style-name="T3"/></text:p>
              <text:p><text:span text:style-name="T3">Set permissions on home directory chmod 711 /home/demo</text:span></text:p>
              <text:p><text:span text:style-name="T3"/></text:p>
              <text:p><text:span text:style-name="T3">Set permission on public_html chmod 755 html</text:span></text:p>
            </draw:text-box>
          </draw:frame>
        </presentation:notes>
      </draw:page>
      <draw:page draw:name="page6" draw:style-name="dp1" draw:master-page-name="iarl" presentation:presentation-page-layout-name="AL2T1">
        <office:forms form:automatic-focus="false" form:apply-design-mode="false"/>
        <draw:frame presentation:style-name="pr6" draw:layer="layout" svg:width="16.369cm" svg:height="3.506cm" svg:x="5.293cm" svg:y="1.742cm" presentation:class="title">
          <draw:text-box>
            <text:p>Lab: Non-Default Ports</text:p>
          </draw:text-box>
        </draw:frame>
        <draw:frame presentation:style-name="pr7" draw:layer="layout" svg:width="23.918cm" svg:height="13.86cm" svg:x="2.057cm" svg:y="5.836cm" presentation:class="outline" presentation:user-transformed="true">
          <draw:text-box>
            <text:list text:style-name="L2">
              <text:list-item>
                <text:p>Pick a tcp port to use</text:p>
                <text:list>
                  <text:list-item>
                    <text:p>8082 is free</text:p>
                  </text:list-item>
                </text:list>
              </text:list-item>
              <text:list-item>
                <text:p>Edit /etc/httpd/conf/httpd.conf</text:p>
                <text:list>
                  <text:list-item>
                    <text:p>Change listen to 8082</text:p>
                  </text:list-item>
                </text:list>
              </text:list-item>
              <text:list-item>
                <text:p>Restart Apache</text:p>
                <text:list>
                  <text:list-item>
                    <text:p>service httpd restart</text:p>
                  </text:list-item>
                </text:list>
              </text:list-item>
              <text:list-item>
                <text:p>What happens?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6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7" draw:style-name="dp1" draw:master-page-name="iarl" presentation:presentation-page-layout-name="AL2T1">
        <office:forms form:automatic-focus="false" form:apply-design-mode="false"/>
        <draw:frame presentation:style-name="pr6" draw:layer="layout" svg:width="16.369cm" svg:height="3.506cm" svg:x="5.293cm" svg:y="1.742cm" presentation:class="title">
          <draw:text-box>
            <text:p>Fixing: Non-Default Ports</text:p>
          </draw:text-box>
        </draw:frame>
        <draw:frame presentation:style-name="pr7" draw:layer="layout" svg:width="23.918cm" svg:height="13.86cm" svg:x="2.057cm" svg:y="5.836cm" presentation:class="outline">
          <draw:text-box>
            <text:list text:style-name="L2">
              <text:list-item>
                <text:p>View Listing of all ports and find http port type</text:p>
                <text:list>
                  <text:list-item>
                    <text:p>semanage port -l</text:p>
                  </text:list-item>
                </text:list>
              </text:list-item>
              <text:list-item>
                <text:p>Add new port mapping</text:p>
                <text:list>
                  <text:list-item>
                    <text:p>semanage port -a -t http_port_t -p tcp <text:s/>8082</text:p>
                  </text:list-item>
                </text:list>
              </text:list-item>
              <text:list-item>
                <text:p>Restart Apache</text:p>
                <text:list>
                  <text:list-item>
                    <text:p>service httpd restart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7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8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2cm" presentation:class="title">
          <draw:text-box>
            <text:p>Policy</text:p>
          </draw:text-box>
        </draw:frame>
        <draw:frame presentation:style-name="pr10" draw:layer="layout" svg:width="23.918cm" svg:height="13.226cm" svg:x="2.057cm" svg:y="5.836cm" presentation:class="outline" presentation:user-transformed="true">
          <draw:text-box>
            <text:list text:style-name="L2">
              <text:list-item>
                <text:p>What is it?</text:p>
                <text:list>
                  <text:list-item>
                    <text:p>Rules governing interactions on the system</text:p>
                  </text:list-item>
                  <text:list-item>
                    <text:p>Information about initial label states</text:p>
                  </text:list-item>
                  <text:list-item>
                    <text:p>Mappings of roles and users</text:p>
                  </text:list-item>
                </text:list>
              </text:list-item>
              <text:list-item>
                <text:p>Where is it?</text:p>
                <text:list>
                  <text:list-item>
                    <text:p>/etc/selinux/&lt;policy_name&gt;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8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9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2cm" presentation:class="title">
          <draw:text-box>
            <text:p>Tools</text:p>
          </draw:text-box>
        </draw:frame>
        <draw:frame presentation:style-name="pr11" draw:layer="layout" svg:width="23.918cm" svg:height="13.857cm" svg:x="2.057cm" svg:y="5.836cm" presentation:class="outline" presentation:user-transformed="true">
          <draw:text-box>
            <text:list text:style-name="L2">
              <text:list-item>
                <text:p><text:span text:style-name="T4">Auditing</text:span></text:p>
                <text:list>
                  <text:list-item>
                    <text:p><text:span text:style-name="T5">ausearch, aureport, auditctl, audit2why</text:span></text:p>
                  </text:list-item>
                </text:list>
              </text:list-item>
              <text:list-item>
                <text:p><text:span text:style-name="T4">Policy Management tools</text:span></text:p>
                <text:list>
                  <text:list-item>
                    <text:p><text:span text:style-name="T5">semodule, semanage, {get,set}sebool</text:span></text:p>
                  </text:list-item>
                </text:list>
              </text:list-item>
              <text:list-item>
                <text:p><text:span text:style-name="T4">Policy Querying Tools</text:span></text:p>
                <text:list>
                  <text:list-item>
                    <text:p><text:span text:style-name="T5">sesearch, <text:s/>sediff, apol</text:span></text:p>
                  </text:list-item>
                </text:list>
              </text:list-item>
              <text:list-item>
                <text:p><text:span text:style-name="T4">Policy Generation Tools</text:span></text:p>
                <text:list>
                  <text:list-item>
                    <text:p><text:span text:style-name="T5">audit2allow, sepolgen</text:span></text:p>
                  </text:list-item>
                </text:list>
              </text:list-item>
              <text:list-item>
                <text:p><text:span text:style-name="T4">GUI Tools</text:span></text:p>
                <text:list>
                  <text:list-item>
                    <text:p><text:span text:style-name="T5">setroubleshoot, system-config-selinux, apol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9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0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1cm" presentation:class="title">
          <draw:text-box>
            <text:p>Policy Development</text:p>
          </draw:text-box>
        </draw:frame>
        <draw:frame presentation:style-name="pr12" draw:layer="layout" svg:width="23.918cm" svg:height="13.23cm" svg:x="2.057cm" svg:y="5.836cm" presentation:class="outline">
          <draw:text-box>
            <text:list text:style-name="L2">
              <text:list-item>
                <text:p>Starting with sepolgen</text:p>
              </text:list-item>
              <text:list-item>
                <text:p>Per domain permissive mode</text:p>
              </text:list-item>
              <text:list-item>
                <text:p>Adding rules with audit2allow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0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1" draw:style-name="dp1" draw:master-page-name="iarl" presentation:presentation-page-layout-name="AL2T1">
        <office:forms form:automatic-focus="false" form:apply-design-mode="false"/>
        <draw:frame presentation:style-name="pr6" draw:layer="layout" svg:width="16.369cm" svg:height="3.506cm" svg:x="5.293cm" svg:y="1.742cm" presentation:class="title">
          <draw:text-box>
            <text:p>Dissecting a Policy Directory</text:p>
          </draw:text-box>
        </draw:frame>
        <draw:frame presentation:style-name="pr12" draw:layer="layout" svg:width="23.918cm" svg:height="13.23cm" svg:x="2.057cm" svg:y="5.836cm" presentation:class="outline">
          <draw:text-box>
            <text:list text:style-name="L2">
              <text:list-item>
                <text:p>policy/</text:p>
                <text:list>
                  <text:list-item>
                    <text:p>Contains compiled policy loaded into the kernel</text:p>
                  </text:list-item>
                </text:list>
              </text:list-item>
              <text:list-item>
                <text:p>modules/</text:p>
                <text:list>
                  <text:list-item>
                    <text:p>Policy store containing all modules and local modifications</text:p>
                  </text:list-item>
                  <text:list-item>
                    <text:p>Manipulate only using semodule and semanage</text:p>
                  </text:list-item>
                </text:list>
              </text:list-item>
              <text:list-item>
                <text:p>contexts/</text:p>
                <text:list>
                  <text:list-item>
                    <text:p>Initial labeling information for security aware user space applications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1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2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2cm" presentation:class="title">
          <draw:text-box>
            <text:p>SEPolgen</text:p>
          </draw:text-box>
        </draw:frame>
        <draw:frame presentation:style-name="pr12" draw:layer="layout" svg:width="23.918cm" svg:height="13.23cm" svg:x="2.057cm" svg:y="5.836cm" presentation:class="outline">
          <draw:text-box>
            <text:list text:style-name="L2">
              <text:list-item>
                <text:p>CLI and GUI program to generate a simple policy module</text:p>
              </text:list-item>
              <text:list-item>
                <text:p>Questions asked to include common policy sections</text:p>
              </text:list-item>
              <text:list-item>
                <text:p>Creates a script for generating more policy rules using audit2allow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2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3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1cm" presentation:class="title">
          <draw:text-box>
            <text:p>Permissive Domains</text:p>
          </draw:text-box>
        </draw:frame>
        <draw:frame presentation:style-name="pr12" draw:layer="layout" svg:width="23.918cm" svg:height="13.23cm" svg:x="2.057cm" svg:y="5.836cm" presentation:class="outline">
          <draw:text-box>
            <text:list text:style-name="L2">
              <text:list-item>
                <text:p>Allows a single domain to be placed in permissive mode instead of the entire system</text:p>
              </text:list-item>
              <text:list-item>
                <text:p>In policy</text:p>
                <text:list>
                  <text:list-item>
                    <text:p>permissive myapp_t;</text:p>
                  </text:list-item>
                </text:list>
              </text:list-item>
              <text:list-item>
                <text:p>At runtim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7" draw:layer="layout" svg:width="24.773cm" svg:height="2.115cm" svg:x="1.935cm" svg:y="13.966cm">
          <draw:text-box>
            <text:list text:style-name="L3">
              <text:list-item>
                <text:list>
                  <text:list-header>
                    <text:p text:style-name="P6"><text:span text:style-name="T6">$ semanage permissive -a myapp_t</text:span></text:p>
                    <text:p text:style-name="P6"><text:span text:style-name="T6">$ semanage permissive -d myapp_t</text:span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3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4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2cm" presentation:class="title">
          <draw:text-box>
            <text:p>Audit2allow</text:p>
          </draw:text-box>
        </draw:frame>
        <draw:frame presentation:style-name="pr10" draw:layer="layout" svg:width="23.918cm" svg:height="13.226cm" svg:x="2.057cm" svg:y="5.836cm" presentation:class="outline" presentation:user-transformed="true">
          <draw:text-box>
            <text:list text:style-name="L2">
              <text:list-item>
                <text:p>Generates rules based on AVC denials</text:p>
              </text:list-item>
              <text:list-item>
                <text:p>Can inspect rules in generated te file</text:p>
              </text:list-item>
              <text:list-item>
                <text:p>Never run with the same -M name twice (will override old module)</text:p>
              </text:list-item>
            </text:list>
          </draw:text-box>
        </draw:frame>
        <draw:frame draw:style-name="gr3" draw:text-style-name="P6" draw:layer="layout" svg:width="23.503cm" svg:height="5.243cm" svg:x="2.605cm" svg:y="12.691cm">
          <draw:text-box>
            <text:p text:style-name="P6"><text:span text:style-name="T7"># audit2allow -l -a -M local</text:span></text:p>
            <text:p text:style-name="P6"><text:span text:style-name="T7">******************** IMPORTANT ***********************</text:span></text:p>
            <text:p text:style-name="P6"><text:span text:style-name="T7">To make this policy package active, execute:</text:span></text:p>
            <text:p text:style-name="P6"><text:span text:style-name="T6"/></text:p>
            <text:p text:style-name="P6"><text:span text:style-name="T7">semodule -i local.pp</text:span></text:p>
            <text:p text:style-name="P6"/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4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5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2cm" presentation:class="title">
          <draw:text-box>
            <text:p>Resources</text:p>
          </draw:text-box>
        </draw:frame>
        <draw:frame presentation:style-name="pr12" draw:layer="layout" svg:width="23.918cm" svg:height="13.23cm" svg:x="2.057cm" svg:y="5.836cm" presentation:class="outline">
          <draw:text-box>
            <text:list text:style-name="L2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Dan Walsh's Blog</text:p>
                <text:list>
                  <text:list-item>
                    <text:p><text:a xlink:href="http://danwalsh.livejournal.com/" xlink:type="simple">http://danwalsh.livejournal.com/</text:a>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2"><text:a xlink:href="https://www.redhat.com/mailman/listinfo/fedora-selinux-list" xlink:type="simple">https://www.redhat.com/mailman/listinfo/fedora-selinux-list</text:a></text:span></text:p>
                  </text:list-item>
                </text:list>
              </text:list-item>
              <text:list-item>
                <text:p><text:span text:style-name="T8">NSA SELinux Mailing List</text:span></text:p>
                <text:list>
                  <text:list-item>
                    <text:p><text:span text:style-name="T2">http://www.nsa.gov/research/selinux/list.shtml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5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16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255cm" svg:x="5.293cm" svg:y="1.867cm" presentation:class="title" presentation:user-transformed="true">
          <draw:text-box>
            <text:p>Writing New Policy: <text:s/>Dependencies</text:p>
          </draw:text-box>
        </draw:frame>
        <draw:frame presentation:style-name="pr14" draw:layer="layout" svg:width="23.918cm" svg:height="12.975cm" svg:x="2.057cm" svg:y="5.836cm" presentation:class="outline" presentation:user-transformed="true">
          <draw:text-box>
            <text:list text:style-name="L2">
              <text:list-item>
                <text:p>Need policy headers (/usr/share/selinux/devel).</text:p>
                <text:list>
                  <text:list-item>
                    <text:p>selinux-policy-devel in RHEL5.</text:p>
                  </text:list-item>
                  <text:list-item>
                    <text:p>Folded into selinux-policy in modern Fedora.</text:p>
                  </text:list-item>
                </text:list>
              </text:list-item>
              <text:list-item>
                <text:p>Need checkpolicy.</text:p>
              </text:list-item>
              <text:list-item>
                <text:p>May want a copy of the policy sources for reference.</text:p>
                <text:list>
                  <text:list-item>
                    <text:p>selinux-policy .src.rpm</text:p>
                  </text:list-item>
                  <text:list-item>
                    <text:p>oss.tresys.com/projects/refpolicy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6" presentation:class="page"/>
          <draw:frame presentation:style-name="pr15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17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255cm" svg:x="5.293cm" svg:y="1.867cm" presentation:class="title" presentation:user-transformed="true">
          <draw:text-box>
            <text:p>Writing New Policy: <text:s/>Understanding Interfaces</text:p>
          </draw:text-box>
        </draw:frame>
        <draw:frame presentation:style-name="pr14" draw:layer="layout" svg:width="23.918cm" svg:height="12.975cm" svg:x="2.057cm" svg:y="5.836cm" presentation:class="outline">
          <draw:text-box>
            <text:list text:style-name="L2">
              <text:list-item>
                <text:p>Existing policy makes extensive use of interfaces/macros.</text:p>
              </text:list-item>
              <text:list-item>
                <text:p>The interface files (*.if) are installed under /usr/share/selinux/devel/include.</text:p>
              </text:list-item>
              <text:list-item>
                <text:p>Documentation for the interfaces can be viewed using /usr/share/selinux/devel/policyhelp.</text:p>
                <text:p/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7" presentation:class="page"/>
          <draw:frame presentation:style-name="pr15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18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255cm" svg:x="5.293cm" svg:y="1.867cm" presentation:class="title">
          <draw:text-box>
            <text:p>Policy Writing Tools</text:p>
          </draw:text-box>
        </draw:frame>
        <draw:frame presentation:style-name="pr14" draw:layer="layout" svg:width="23.918cm" svg:height="12.975cm" svg:x="2.057cm" svg:y="5.836cm" presentation:class="outline">
          <draw:text-box>
            <text:list text:style-name="L2">
              <text:list-item>
                <text:p>SELinux Policy IDE (SLIDE), Eclipse plugin.</text:p>
                <text:list>
                  <text:list-item>
                    <text:p><text:a xlink:href="http://oss.tresys.com/projects/slide" xlink:type="simple">http://oss.tresys.com/projects/slide</text:a></text:p>
                  </text:list-item>
                  <text:list-item>
                    <text:p>eclipse-slide in Fedora &gt;= 9, RHEL 6.</text:p>
                  </text:list-item>
                </text:list>
              </text:list-item>
              <text:list-item>
                <text:p>Policy generation tools</text:p>
                <text:list>
                  <text:list-item>
                    <text:p>/usr/share/selinux/devel/policygentool (old)</text:p>
                  </text:list-item>
                  <text:list-item>
                    <text:p>system-config-selinux new module wizard</text:p>
                  </text:list-item>
                  <text:list-item>
                    <text:p>/usr/bin/sepolgen</text:p>
                  </text:list-item>
                </text:list>
              </text:list-item>
              <text:list-item>
                <text:p>vi/emacs for the rest of us!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18" presentation:class="page"/>
          <draw:frame presentation:style-name="pr15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19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255cm" svg:x="5.293cm" svg:y="1.867cm" presentation:class="title">
          <draw:text-box>
            <text:p>Silent Denials</text:p>
          </draw:text-box>
        </draw:frame>
        <draw:frame presentation:style-name="pr14" draw:layer="layout" svg:width="23.918cm" svg:height="12.975cm" svg:x="2.057cm" svg:y="5.836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19" presentation:class="page"/>
          <draw:frame presentation:style-name="pr15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20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255cm" svg:x="5.293cm" svg:y="1.867cm" presentation:class="title" presentation:user-transformed="true">
          <draw:text-box>
            <text:p>Audit2allow</text:p>
          </draw:text-box>
        </draw:frame>
        <draw:frame presentation:style-name="pr14" draw:layer="layout" svg:width="23.918cm" svg:height="12.975cm" svg:x="2.057cm" svg:y="5.836cm" presentation:class="outline">
          <draw:text-box>
            <text:list text:style-name="L2">
              <text:list-item>
                <text:p>If the prior cases don't apply, you may need to create local policy to allow the access.</text:p>
              </text:list-item>
              <text:list-item>
                <text:p>audit2allow is a tool for generating policy from audit messages. </text:p>
              </text:list-item>
              <text:list-item>
                <text:p>Use with caution!</text:p>
                <text:p/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20" presentation:class="page"/>
          <draw:frame presentation:style-name="pr15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21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255cm" svg:x="5.293cm" svg:y="1.867cm" presentation:class="title">
          <draw:text-box>
            <text:p>Audit2allow Examples</text:p>
          </draw:text-box>
        </draw:frame>
        <draw:frame presentation:style-name="pr14" draw:layer="layout" svg:width="23.918cm" svg:height="12.975cm" svg:x="2.057cm" svg:y="5.836cm" presentation:class="outline" presentation:user-transformed="true">
          <draw:text-box>
            <text:list text:style-name="L2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4">audit2allow -l -a -M mypolicy</text:span></text:p>
                  </text:list-item>
                  <text:list-item>
                    <text:p><text:span text:style-name="T4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4">ausearch -m avc -c httpd | audit2allow -M myhttpd</text:span></text:p>
                  </text:list-item>
                  <text:list-item>
                    <text:p><text:span text:style-name="T4">semodule -i myhttpd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21" presentation:class="page"/>
          <draw:frame presentation:style-name="pr15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22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255cm" svg:x="5.293cm" svg:y="1.867cm" presentation:class="title">
          <draw:text-box>
            <text:p>Audit2allow -R</text:p>
          </draw:text-box>
        </draw:frame>
        <draw:frame presentation:style-name="pr14" draw:layer="layout" svg:width="23.918cm" svg:height="12.975cm" svg:x="2.057cm" svg:y="5.836cm" presentation:class="outline">
          <draw:text-box>
            <text:list text:style-name="L2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Audit2allow -l -a -R -M mypolicy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22" presentation:class="page"/>
          <draw:frame presentation:style-name="pr15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23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2cm" presentation:class="title">
          <draw:text-box>
            <text:p>Tools</text:p>
          </draw:text-box>
        </draw:frame>
        <draw:frame presentation:style-name="pr16" draw:layer="layout" svg:width="23.918cm" svg:height="14.027cm" svg:x="2.057cm" svg:y="5.836cm" presentation:class="outline" presentation:user-transformed="true">
          <draw:text-box>
            <text:list text:style-name="L2">
              <text:list-item>
                <text:p><text:span text:style-name="T4">Auditing</text:span></text:p>
                <text:list>
                  <text:list-item>
                    <text:p><text:span text:style-name="T5">ausearch, aureport, auditctl, audit2why</text:span></text:p>
                  </text:list-item>
                </text:list>
              </text:list-item>
              <text:list-item>
                <text:p><text:span text:style-name="T4">Policy Management tools</text:span></text:p>
                <text:list>
                  <text:list-item>
                    <text:p><text:span text:style-name="T5">semodule, semanage, {get,set}sebool</text:span></text:p>
                  </text:list-item>
                </text:list>
              </text:list-item>
              <text:list-item>
                <text:p><text:span text:style-name="T4">Policy Querying Tools</text:span></text:p>
                <text:list>
                  <text:list-item>
                    <text:p><text:span text:style-name="T5">sesearch, <text:s/>sediff, apol</text:span></text:p>
                  </text:list-item>
                </text:list>
              </text:list-item>
              <text:list-item>
                <text:p><text:span text:style-name="T4">Policy Generation Tools</text:span></text:p>
                <text:list>
                  <text:list-item>
                    <text:p><text:span text:style-name="T5">audit2allow, sepolgen</text:span></text:p>
                  </text:list-item>
                </text:list>
              </text:list-item>
              <text:list-item>
                <text:p><text:span text:style-name="T4">GUI Tools</text:span></text:p>
                <text:list>
                  <text:list-item>
                    <text:p><text:span text:style-name="T5">setroubleshoot, system-config-selinux, apol, SLIDE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1" draw:layer="layout" svg:width="13.133cm" svg:height="9.007cm" svg:x="4.537cm" svg:y="2.628cm" draw:page-number="23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4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1cm" presentation:class="title">
          <draw:text-box>
            <text:p>Common SELinux Recipies</text:p>
          </draw:text-box>
        </draw:frame>
        <draw:frame presentation:style-name="pr12" draw:layer="layout" svg:width="23.918cm" svg:height="13.23cm" svg:x="2.057cm" svg:y="5.836cm" presentation:class="outline">
          <draw:text-box>
            <text:list text:style-name="L2">
              <text:list-item>
                <text:p>Move files to non-default locations</text:p>
              </text:list-item>
              <text:list-item>
                <text:p>Adding an audit rule</text:p>
              </text:list-item>
              <text:list-item>
                <text:p>Apache configuration</text:p>
              </text:list-item>
              <text:list-item>
                <text:p>Samba configuration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24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5" draw:style-name="dp1" draw:master-page-name="iarl" presentation:presentation-page-layout-name="AL2T1">
        <office:forms form:automatic-focus="false" form:apply-design-mode="false"/>
        <draw:frame presentation:style-name="pr6" draw:layer="layout" svg:width="16.369cm" svg:height="3.506cm" svg:x="5.293cm" svg:y="1.742cm" presentation:class="title">
          <draw:text-box>
            <text:p>Files in Non-default Locations</text:p>
          </draw:text-box>
        </draw:frame>
        <draw:frame presentation:style-name="pr17" draw:layer="layout" svg:width="23.918cm" svg:height="4.956cm" svg:x="2.057cm" svg:y="5.836cm" presentation:class="outline" presentation:user-transformed="true">
          <draw:text-box>
            <text:list text:style-name="L2">
              <text:list-item>
                <text:p>Problem: Labels on new directories might not match what the policy expects for the program</text:p>
              </text:list-item>
              <text:list-item>
                <text:p>Solution: <text:span text:style-name="T6">semanage fcontext</text:span></text:p>
              </text:list-item>
            </text:list>
          </draw:text-box>
        </draw:frame>
        <draw:frame draw:style-name="gr4" draw:text-style-name="P8" draw:layer="layout" svg:width="24.773cm" svg:height="7.093cm" svg:x="1.905cm" svg:y="10.791cm">
          <draw:text-box>
            <text:p text:style-name="P6"><text:span text:style-name="T9">Add a new equivalence</text:span></text:p>
            <text:p text:style-name="P6"><text:span text:style-name="T9">$ semanage fcontext -a -e /var/www /srv/www</text:span></text:p>
            <text:p text:style-name="P6"><text:span text:style-name="T9">Modify an existing equivalence</text:span></text:p>
            <text:p text:style-name="P6"><text:span text:style-name="T9">$ semanage fcontext -m -e /var/www/myweb.com/htdocs /srv/www</text:span></text:p>
            <text:p text:style-name="P6"><text:span text:style-name="T9">Delete an equivalence</text:span></text:p>
            <text:p text:style-name="P6"><text:span text:style-name="T9">$ semanage fcontext -d /srv/www</text:span></text:p>
            <text:p text:style-name="P6"><text:span text:style-name="T9">Restore the file labels to test</text:span></text:p>
            <text:p text:style-name="P6"><text:span text:style-name="T9">$ restorecon /src/www</text:span></text:p>
            <text:p text:style-name="P6"><text:span text:style-name="T10"/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25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6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255cm" svg:x="5.293cm" svg:y="1.867cm" presentation:class="title">
          <draw:text-box>
            <text:p>Permissive Domains</text:p>
          </draw:text-box>
        </draw:frame>
        <draw:frame presentation:style-name="pr14" draw:layer="layout" svg:width="23.918cm" svg:height="12.975cm" svg:x="2.057cm" svg:y="5.836cm" presentation:class="outline">
          <draw:text-box>
            <text:list text:style-name="L2">
              <text:list-item>
                <text:p>Fedora &gt;= 10, RHEL 6.</text:p>
              </text:list-item>
              <text:list-item>
                <text:p>Permissive mode can be enabled on a per-domain basis.</text:p>
              </text:list-item>
              <text:list-item>
                <text:p>Rest of system can be left in enforcing mode.</text:p>
              </text:list-item>
              <text:list-item>
                <text:p>/usr/sbin/semanage permissive -a httpd_t</text:p>
              </text:list-item>
              <text:list-item>
                <text:p>/usr/sbin/semanage permissive -d httpd_t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26" presentation:class="page"/>
          <draw:frame presentation:style-name="pr15" draw:text-style-name="P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27" draw:style-name="dp1" draw:master-page-name="iarl" presentation:presentation-page-layout-name="AL2T1">
        <office:forms form:automatic-focus="false" form:apply-design-mode="false"/>
        <draw:frame presentation:style-name="pr6" draw:layer="layout" svg:width="16.369cm" svg:height="3.506cm" svg:x="5.293cm" svg:y="1.742cm" presentation:class="title">
          <draw:text-box>
            <text:p>Getting Full Paths in AVC Denials</text:p>
          </draw:text-box>
        </draw:frame>
        <draw:frame presentation:style-name="pr12" draw:layer="layout" svg:width="23.918cm" svg:height="13.23cm" svg:x="2.057cm" svg:y="5.836cm" presentation:class="outline">
          <draw:text-box>
            <text:list text:style-name="L2">
              <text:list-item>
                <text:p>Problem: AVC denials only list the last path component. This is a problem in the case of directories like public_html.</text:p>
              </text:list-item>
              <text:list-item>
                <text:p>Solution: Adding an audit rule will turn on full path resolution</text:p>
              </text:list-item>
              <text:list-item>
                <text:p>Set once at runtime:</text:p>
                <text:p/>
              </text:list-item>
              <text:list-item>
                <text:p>Set Persistently</text:p>
              </text:list-item>
            </text:list>
          </draw:text-box>
        </draw:frame>
        <draw:frame draw:style-name="gr5" draw:text-style-name="P7" draw:layer="layout" svg:width="17.151cm" svg:height="1.183cm" svg:x="3.176cm" svg:y="14.9cm">
          <draw:text-box>
            <text:p text:style-name="P6"><text:span text:style-name="T6">$ auditctl -w /etc/shadow -p wa</text:span></text:p>
          </draw:text-box>
        </draw:frame>
        <draw:frame draw:style-name="gr6" draw:text-style-name="P7" draw:layer="layout" svg:width="23.502cm" svg:height="2.413cm" svg:x="3.177cm" svg:y="17.9cm">
          <draw:text-box>
            <text:p text:style-name="P6"><text:span text:style-name="T7">$ echo "-w /etc/shadow -p w" &gt;&gt; /etc/audit/audit.rules</text:span></text:p>
            <text:p text:style-name="P6"><text:span text:style-name="T7">$ service auditd restart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27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8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1cm" presentation:class="title">
          <draw:text-box>
            <text:p>Apache Configuration</text:p>
          </draw:text-box>
        </draw:frame>
        <draw:frame presentation:style-name="pr10" draw:layer="layout" svg:width="23.918cm" svg:height="13.226cm" svg:x="2.057cm" svg:y="5.836cm" presentation:class="outline" presentation:user-transformed="true">
          <draw:text-box>
            <text:list text:style-name="L2">
              <text:list-item>
                <text:p>To the console!!</text:p>
                <text:list>
                  <text:list-item>
                    <text:p>Labeling the public_html directory correctly</text:p>
                  </text:list-item>
                  <text:list-item>
                    <text:p>Allow the Apache HTTP Server to connect to your database server</text:p>
                  </text:list-item>
                  <text:list-item>
                    <text:p>Allow the Apache HTTP Server to run CGI scripts</text:p>
                  </text:list-item>
                  <text:list-item>
                    <text:p>Allow the Apache HTTP Server to send mail</text:p>
                  </text:list-item>
                  <text:list-item>
                    <text:p>Using an NFS or CIFS home directory</text:p>
                  </text:list-item>
                </text:list>
                <text:p/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28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9" draw:style-name="dp1" draw:master-page-name="iarl" presentation:presentation-page-layout-name="AL2T1">
        <office:forms form:automatic-focus="false" form:apply-design-mode="false"/>
        <draw:frame presentation:style-name="pr9" draw:layer="layout" svg:width="16.369cm" svg:height="3.507cm" svg:x="5.293cm" svg:y="1.741cm" presentation:class="title">
          <draw:text-box>
            <text:p>Samba Configuration</text:p>
          </draw:text-box>
        </draw:frame>
        <draw:frame presentation:style-name="pr12" draw:layer="layout" svg:width="23.918cm" svg:height="13.23cm" svg:x="2.057cm" svg:y="5.836cm" presentation:class="outline">
          <draw:text-box>
            <text:list text:style-name="L2">
              <text:list-item>
                <text:p>To the console!!</text:p>
                <text:list>
                  <text:list-item>
                    <text:p>Sharing non-home directory files</text:p>
                  </text:list-item>
                  <text:list-item>
                    <text:p>Sharing files with Apache, FTP, and Samba</text:p>
                  </text:list-item>
                  <text:list-item>
                    <text:p>Sharing home directories with Samba</text:p>
                  </text:list-item>
                  <text:list-item>
                    <text:p>Home directories are on a Samba server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1" draw:layer="layout" svg:width="13.133cm" svg:height="9.007cm" svg:x="4.537cm" svg:y="2.628cm" draw:page-number="29" presentation:class="page"/>
          <draw:frame presentation:style-name="pr8" draw:text-style-name="P5" draw:layer="layout" svg:width="15.45cm" svg:height="9.999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imes New Roman" fo:font-size="21pt" fo:font-style="normal" fo:text-shadow="none" style:text-underline-style="none" fo:font-weight="normal" style:font-name-asian="Tahoma1" style:font-size-asian="21pt" style:font-style-asian="normal" style:font-weight-asian="normal" style:font-name-complex="Tahoma1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9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1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imes New Roman" fo:font-size="41.4000015258789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4" draw:layer="backgroundobjects" svg:width="23.906cm" svg:height="1.187cm" svg:x="2.014cm" svg:y="0.69cm">
        <draw:text-box>
          <text:p/>
        </draw:text-box>
      </draw:frame>
      <draw:frame draw:style-name="Mgr4" draw:text-style-name="MP5" draw:layer="backgroundobjects" svg:width="2.754cm" svg:height="0.89cm" svg:x="25.244cm" svg:y="19.6cm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4T00:13:42.80</meta:creation-date>
    <dc:date>2014-07-14T10:33:37.681489806</dc:date>
    <meta:editing-duration>PT12H21M45S</meta:editing-duration>
    <meta:editing-cycles>7</meta:editing-cycles>
    <meta:generator>LibreOffice/4.1.2.3$Linux_X86_64 LibreOffice_project/410$Build-3</meta:generator>
    <meta:document-statistic meta:object-count="149"/>
  </office:meta>
</office:document-meta>
</file>